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/>
    </style:style>
    <style:style style:name="P2" style:family="paragraph" style:parent-style-name="Text_20_body">
      <style:text-properties officeooo:rsid="005a8d07" officeooo:paragraph-rsid="005a8d07" fo:background-color="#ffff00"/>
    </style:style>
    <style:style style:name="P3" style:family="paragraph" style:parent-style-name="Text_20_body">
      <style:text-properties officeooo:rsid="005a8d07" officeooo:paragraph-rsid="005bea16" fo:background-color="#ffff00"/>
    </style:style>
    <style:style style:name="P4" style:family="paragraph" style:parent-style-name="Text_20_body">
      <style:text-properties officeooo:rsid="003a3054" officeooo:paragraph-rsid="003a3054" fo:background-color="#ffff00"/>
    </style:style>
    <style:style style:name="P5" style:family="paragraph" style:parent-style-name="Text_20_body">
      <style:text-properties officeooo:rsid="005052ba" officeooo:paragraph-rsid="005052ba"/>
    </style:style>
    <style:style style:name="P6" style:family="paragraph" style:parent-style-name="Text_20_body">
      <style:text-properties officeooo:rsid="00524991" officeooo:paragraph-rsid="00524991"/>
    </style:style>
    <style:style style:name="P7" style:family="paragraph" style:parent-style-name="Text_20_body">
      <style:text-properties officeooo:rsid="0056993b" officeooo:paragraph-rsid="0056993b"/>
    </style:style>
    <style:style style:name="P8" style:family="paragraph" style:parent-style-name="Text_20_body">
      <style:text-properties officeooo:rsid="0058feed" officeooo:paragraph-rsid="0058feed"/>
    </style:style>
    <style:style style:name="P9" style:family="paragraph" style:parent-style-name="Text_20_body">
      <style:text-properties officeooo:paragraph-rsid="006f4734"/>
    </style:style>
    <style:style style:name="P10" style:family="paragraph" style:parent-style-name="Heading_20_1">
      <style:text-properties officeooo:paragraph-rsid="0071589e"/>
    </style:style>
    <style:style style:name="P11" style:family="paragraph" style:parent-style-name="Heading_20_1">
      <style:text-properties officeooo:paragraph-rsid="00871a32"/>
    </style:style>
    <style:style style:name="P12" style:family="paragraph" style:parent-style-name="Text_20_body">
      <style:text-properties officeooo:paragraph-rsid="006f4734"/>
    </style:style>
    <style:style style:name="P13" style:family="paragraph" style:parent-style-name="Text_20_body">
      <style:text-properties officeooo:rsid="0074babf" officeooo:paragraph-rsid="0074babf"/>
    </style:style>
    <style:style style:name="P14" style:family="paragraph" style:parent-style-name="Text_20_body">
      <style:text-properties officeooo:rsid="0076ac4f" officeooo:paragraph-rsid="0076ac4f"/>
    </style:style>
    <style:style style:name="P15" style:family="paragraph" style:parent-style-name="Text_20_body">
      <style:text-properties officeooo:rsid="007998b2" officeooo:paragraph-rsid="007998b2" fo:background-color="#ffff00"/>
    </style:style>
    <style:style style:name="P16" style:family="paragraph" style:parent-style-name="Text_20_body">
      <style:text-properties officeooo:rsid="007998b2" officeooo:paragraph-rsid="007d9c63" fo:background-color="#ffff00"/>
    </style:style>
    <style:style style:name="P17" style:family="paragraph" style:parent-style-name="Text_20_body">
      <style:text-properties officeooo:rsid="0043e511" officeooo:paragraph-rsid="0043e511" fo:background-color="#ffff00"/>
    </style:style>
    <style:style style:name="P18" style:family="paragraph" style:parent-style-name="Text_20_body">
      <style:text-properties officeooo:rsid="00819f8b" officeooo:paragraph-rsid="00819f8b" fo:background-color="#ffff00"/>
    </style:style>
    <style:style style:name="P19" style:family="paragraph" style:parent-style-name="Text_20_body">
      <style:text-properties officeooo:rsid="0084504c" officeooo:paragraph-rsid="0084504c" fo:background-color="#ffff00"/>
    </style:style>
    <style:style style:name="P20" style:family="paragraph" style:parent-style-name="Text_20_body">
      <style:text-properties officeooo:rsid="0090fcea" officeooo:paragraph-rsid="0090fcea" fo:background-color="#ffff00"/>
    </style:style>
    <style:style style:name="P21" style:family="paragraph" style:parent-style-name="Text_20_body">
      <style:text-properties officeooo:rsid="007d9c63" officeooo:paragraph-rsid="007d9c63"/>
    </style:style>
    <style:style style:name="P22" style:family="paragraph" style:parent-style-name="Text_20_body">
      <style:text-properties officeooo:rsid="0082e96f" officeooo:paragraph-rsid="00871a32"/>
    </style:style>
    <style:style style:name="P23" style:family="paragraph" style:parent-style-name="Text_20_body">
      <style:text-properties style:text-underline-style="solid" style:text-underline-width="auto" style:text-underline-color="font-color" officeooo:rsid="0082e96f" officeooo:paragraph-rsid="00871a32"/>
    </style:style>
    <style:style style:name="P24" style:family="paragraph" style:parent-style-name="Text_20_body">
      <style:text-properties style:text-underline-style="none" officeooo:rsid="0082e96f" officeooo:paragraph-rsid="0074babf"/>
    </style:style>
    <style:style style:name="P25" style:family="paragraph" style:parent-style-name="Text_20_body">
      <style:paragraph-properties fo:line-height="150%"/>
      <style:text-properties style:text-underline-style="none" officeooo:rsid="00877cea" officeooo:paragraph-rsid="00877cea" fo:background-color="#ffff00"/>
    </style:style>
    <style:style style:name="P26" style:family="paragraph" style:parent-style-name="Text_20_body">
      <style:text-properties style:text-underline-style="none" officeooo:rsid="0082e96f" officeooo:paragraph-rsid="00871a32" fo:background-color="transparent"/>
    </style:style>
    <style:style style:name="P27" style:family="paragraph" style:parent-style-name="Text_20_body">
      <style:text-properties officeooo:rsid="0089ca9e" officeooo:paragraph-rsid="0089ca9e"/>
    </style:style>
    <style:style style:name="P28" style:family="paragraph" style:parent-style-name="Text_20_body">
      <style:text-properties officeooo:paragraph-rsid="008c63b7"/>
    </style:style>
    <style:style style:name="P29" style:family="paragraph" style:parent-style-name="Text_20_body">
      <style:text-properties officeooo:rsid="0090fcea" officeooo:paragraph-rsid="0090fcea"/>
    </style:style>
    <style:style style:name="P30" style:family="paragraph" style:parent-style-name="Title">
      <style:paragraph-properties fo:line-height="150%"/>
    </style:style>
    <style:style style:name="T1" style:family="text">
      <style:text-properties officeooo:rsid="000715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550110"/>
    </style:style>
    <style:style style:name="T4" style:family="text">
      <style:text-properties style:text-underline-style="none" officeooo:rsid="008a6576" fo:background-color="transparent" loext:char-shading-value="0"/>
    </style:style>
    <style:style style:name="T5" style:family="text">
      <style:text-properties style:text-underline-style="none" fo:background-color="transparent" loext:char-shading-value="0"/>
    </style:style>
    <style:style style:name="T6" style:family="text">
      <style:text-properties style:text-underline-style="none" officeooo:rsid="008a6576"/>
    </style:style>
    <style:style style:name="T7" style:family="text">
      <style:text-properties style:text-underline-style="none" officeooo:rsid="008a6576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945897"/>
    </style:style>
    <style:style style:name="T10" style:family="text">
      <style:text-properties officeooo:rsid="0053a289"/>
    </style:style>
    <style:style style:name="T11" style:family="text">
      <style:text-properties officeooo:rsid="00550110"/>
    </style:style>
    <style:style style:name="T12" style:family="text">
      <style:text-properties officeooo:rsid="00571200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6a54a1"/>
    </style:style>
    <style:style style:name="T15" style:family="text">
      <style:text-properties style:font-name="Liberation Serif" officeooo:rsid="00921f1a"/>
    </style:style>
    <style:style style:name="T16" style:family="text">
      <style:text-properties style:font-name="Liberation Serif" officeooo:rsid="006a54a1" fo:background-color="#ffff00" loext:char-shading-value="0"/>
    </style:style>
    <style:style style:name="T17" style:family="text">
      <style:text-properties officeooo:rsid="006f4734"/>
    </style:style>
    <style:style style:name="T18" style:family="text">
      <style:text-properties officeooo:rsid="0070c597"/>
    </style:style>
    <style:style style:name="T19" style:family="text">
      <style:text-properties officeooo:rsid="0071f26f"/>
    </style:style>
    <style:style style:name="T20" style:family="text">
      <style:text-properties officeooo:rsid="007998b2"/>
    </style:style>
    <style:style style:name="T21" style:family="text">
      <style:text-properties officeooo:rsid="007b13df"/>
    </style:style>
    <style:style style:name="T22" style:family="text">
      <style:text-properties officeooo:rsid="007cf1fb"/>
    </style:style>
    <style:style style:name="T23" style:family="text">
      <style:text-properties officeooo:rsid="007d9c63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8c63b7"/>
    </style:style>
    <style:style style:name="T26" style:family="text">
      <style:text-properties officeooo:rsid="008d1f3f"/>
    </style:style>
    <style:style style:name="T27" style:family="text">
      <style:text-properties officeooo:rsid="008e4820"/>
    </style:style>
    <style:style style:name="T28" style:family="text">
      <style:text-properties officeooo:rsid="008ed2ac"/>
    </style:style>
    <style:style style:name="T29" style:family="text">
      <style:text-properties officeooo:rsid="008fa01f"/>
    </style:style>
    <style:style style:name="T30" style:family="text">
      <style:text-properties officeooo:rsid="009458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a: </text:span>Pequeño problema - solución. No problemas grandes. </text:p>
      <text:p text:style-name="P1"/>
      <text:p text:style-name="P30"><text:span text:style-name="T13">JAVASCRIP</text:span><text:span text:style-name="T14">T</text:span></text:p>
      <text:h text:style-name="P11" text:outline-level="1">Arrays simples</text:h>
      <text:p text:style-name="P22">Crear un array con elementos del mismo y diferente tipo. Cómo acceder a un elemento del array.</text:p>
      <text:p text:style-name="P22">Funciones:</text:p>
      <text:p text:style-name="P23">Eliminar el último elemento del array</text:p>
      <text:p text:style-name="P22">miArray.pop();</text:p>
      <text:p text:style-name="P22"/>
      <text:p text:style-name="P23">Eliminar el primer elemento del array</text:p>
      <text:p text:style-name="P22">miArray.shift();</text:p>
      <text:p text:style-name="P22"/>
      <text:p text:style-name="P23">Encontrar un elemento en el array</text:p>
      <text:p text:style-name="P22">let indiceArray = miArray.indexOf(“elemento”);</text:p>
      <text:p text:style-name="P22">miArray[indiceArray];</text:p>
      <text:p text:style-name="P22"/>
      <text:p text:style-name="P23">Clonar array</text:p>
      <text:p text:style-name="P26">let copiaArray = miArray.slice();</text:p>
      <text:p text:style-name="P25"><text:span text:style-name="T14">E</text:span><text:span text:style-name="T13">jercicio: Practicar los arrays simples y los métodos dados e investigar nuevos métodos. </text:span><text:span text:style-name="T15">(30’)</text:span></text:p>
      <text:h text:style-name="Heading_20_1" text:outline-level="1">IF TERNARIO</text:h>
      <text:p text:style-name="P27">Hacer comprobaciones con un pequeño objeto en js llamado alumno1. </text:p>
      <text:p text:style-name="Subtitle">Estructuras de control -Iteradores y bucles</text:p>
      <text:h text:style-name="Heading_20_1" text:outline-level="1">Bucle for</text:h>
      <text:p text:style-name="P6">Mostrar por consola números de 0 a 10.</text:p>
      <text:p text:style-name="P6">Explicar las partes del bucle for: <text:span text:style-name="T10">contador; </text:span><text:span text:style-name="T11">condición en la que seguirá haciendo iteraciones;</text:span><text:span text:style-name="T3"> incrementador/decrementador del contador. </text:span></text:p>
      <text:p text:style-name="P5"/>
      <text:p text:style-name="P7"><text:soft-page-break/>Debugger; <text:span text:style-name="T12">o ir debugueando el bucle.</text:span></text:p>
      <text:p text:style-name="P8">Probar a hacer lo mismo pero con <text:s/>el decrementador. </text:p>
      <text:p text:style-name="P8"/>
      <text:p text:style-name="P2">Ejercicio: Contar números de 0-100 con bucle for. <text:span text:style-name="T30">(10’)</text:span></text:p>
      <text:p text:style-name="P18">(Posibilidad de meter aquí el <text:span text:style-name="T20">13-ejercicio3.js </text:span><text:span text:style-name="T23">(30’)</text:span>)</text:p>
      <text:h text:style-name="P10" text:outline-level="1">Bucle while</text:h>
      <text:p text:style-name="P9"><text:span text:style-name="T17">Crear un bucle con year= 2020 y utilizar un contador dentro del bucle que incremente el valor de la variable year para que salga del bucle cuando year == 2050. </text:span><text:span text:style-name="T18">Mientras que year sea menor o igual a 2050 se va a ejecutar x parte del código. </text:span><text:span text:style-name="T19">Utilizar también el decremento de la variable.</text:span></text:p>
      <text:p text:style-name="P9"/>
      <text:h text:style-name="Heading_20_1" text:outline-level="1">Bucle Do While</text:h>
      <text:p text:style-name="P13">Ejemplo con variable years= 20 y jugar con el bucle con incremento y decremento. </text:p>
      <text:p text:style-name="P24"/>
      <text:h text:style-name="Heading_20_1" text:outline-level="1">Como parar un bucle – Break</text:h>
      <text:p text:style-name="P14">Enseñar el break con el ejemplo del bucle while. </text:p>
      <text:p text:style-name="P17">11-ejercicio1.js <text:span text:style-name="T23">(30’)</text:span></text:p>
      <text:p text:style-name="P16"/>
      <text:p text:style-name="P16"/>
      <text:h text:style-name="Heading_20_1" text:outline-level="1">Objetos en JS</text:h>
      <text:p text:style-name="P28"><text:span text:style-name="T25">Crear un objeto (ej.: </text:span><text:span text:style-name="T27">ventilador</text:span><text:span text:style-name="T25">) con sus propiedades. Explicar la sencillez al meterlo como parámetro en una función Vs meter variables. </text:span><text:span text:style-name="T26">Anotación por puntos y corchetes. </text:span><text:span text:style-name="T28">Objetos dentro de objetos. </text:span><text:span text:style-name="T29">Modificar los valores del objeto y agregar propiedades.</text:span></text:p>
      <text:p text:style-name="P20"><text:span text:style-name="T6">E</text:span><text:span text:style-name="T2">jercicio: Crear objetos con propiedades y objetos dentro de objetos, llamarlos, modificar propiedades, agregar propiedades. </text:span><text:span text:style-name="T9">(30’)</text:span></text:p>
      <text:p text:style-name="P29"><text:span text:style-name="T5"/></text:p>
      <text:p text:style-name="Subtitle">EJERCICIOS</text:p>
      <text:p text:style-name="P4"/>
      <text:p text:style-name="P3">Ejercicio: Contar números de 0-100 con bucle for.</text:p>
      <text:p text:style-name="P15">ejercicio1.js: <text:span text:style-name="T21">Recordarles los prompt, la función isNaN(), parseInt. </text:span></text:p>
      <text:p text:style-name="P15"><text:soft-page-break/>13-ejercicio3.js: <text:span text:style-name="T22">Recordar el parseInt y el document.write()</text:span></text:p>
      <text:p text:style-name="P19">Ejercicio: Crear un array de frutas y practicar los métodos dados en clase.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08T11:59:35.601000000</dc:date>
    <meta:editing-duration>P3DT4H20M45S</meta:editing-duration>
    <meta:editing-cycles>136</meta:editing-cycles>
    <meta:document-statistic meta:table-count="0" meta:image-count="0" meta:object-count="0" meta:page-count="3" meta:paragraph-count="40" meta:word-count="333" meta:character-count="2178" meta:non-whitespace-character-count="1876"/>
  </office:meta>
</office:document-meta>
</file>